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monospace"/>
    <style:font-face style:name="apple-system" svg:font-family="apple-system, system-ui, 'Helvetica Neue', Roboto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f9d094" style:font-name="apple-system" fo:font-size="8.44999980926514pt" fo:letter-spacing="normal" fo:font-style="normal" fo:font-weight="normal"/>
    </style:style>
    <style:style style:name="T1" style:family="text">
      <style:text-properties fo:font-variant="normal" fo:text-transform="none" fo:color="#ffffff" style:font-name="Monaco" fo:font-size="7.30000019073486pt" fo:letter-spacing="normal" fo:font-style="normal" fo:font-weight="normal"/>
    </style:style>
    <style:style style:name="T2" style:family="text">
      <style:text-properties fo:font-variant="normal" fo:text-transform="none" fo:color="#ffffff" style:font-name="Monaco" fo:font-size="6.19999980926514pt" fo:letter-spacing="normal" fo:font-style="normal" fo:font-weight="normal"/>
    </style:style>
    <style:style style:name="T3" style:family="text">
      <style:text-properties fo:font-variant="normal" fo:text-transform="none" fo:color="#999999" style:font-name="Monaco" fo:font-size="6.19999980926514pt" fo:letter-spacing="normal" fo:font-style="normal" fo:font-weight="normal"/>
    </style:style>
    <style:style style:name="T4" style:family="text">
      <style:text-properties fo:font-variant="normal" fo:text-transform="none" fo:color="#008080" style:font-name="Monaco" fo:font-size="6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github.com/appium/appium-xcuitest-driver" text:style-name="Internet_20_link" text:visited-style-name="Visited_20_Internet_20_Link">https://github.com/appium/appium-xcuitest-driver</text:a></text:p>
      <text:p text:style-name="Standard"/>
      <text:p text:style-name="Standard"><text:a xlink:type="simple" xlink:href="https://brew.sh/" text:style-name="Internet_20_link" text:visited-style-name="Visited_20_Internet_20_Link">https://brew.sh/</text:a></text:p>
      <text:p text:style-name="Standard"><text:bookmark text:name="selectable"/>/usr/bin/ruby -e "$(curl -fsSL https://raw.githubusercontent.com/Homebrew/install/master/install)"</text:p>
      <text:p text:style-name="Standard"/>
      <text:p text:style-name="Standard">brew install wget</text:p>
      <text:p text:style-name="Standard">cd /usr/local</text:p>
      <text:p text:style-name="Standard">find Cellar</text:p>
      <text:p text:style-name="Standard">ls -l bin</text:p>
      <text:p text:style-name="Standard"><text:line-break/>brew create https://foo.com/bar-1.0.tgz</text:p>
      <text:p text:style-name="Text_20_body"/>
      <text:p text:style-name="Standard">brew edit wget</text:p>
      <text:p text:style-name="Text_20_body"/>
      <text:p text:style-name="Text_20_body"><text:a xlink:type="simple" xlink:href="https://github.com/appium/appium-for-mac" text:style-name="Internet_20_link" text:visited-style-name="Visited_20_Internet_20_Link">https://github.com/appium/appium-for-mac</text:a></text:p>
      <text:p text:style-name="Text_20_body"/>
      <text:p text:style-name="Text_20_body"><text:line-break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monospace"/>
    <style:font-face style:name="apple-system" svg:font-family="apple-system, system-ui, 'Helvetica Neue', Roboto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n Srinivasan</meta:initial-creator>
    <meta:creation-date>2020-01-07T19:17:30</meta:creation-date>
    <meta:generator>OpenOffice/4.1.6$Unix OpenOffice.org_project/416m1$Build-9790</meta:generator>
    <dc:date>2020-01-07T19:55:25</dc:date>
    <dc:creator>Mohan Srinivasan</dc:creator>
    <meta:editing-duration>PT37M56S</meta:editing-duration>
    <meta:editing-cycles>8</meta:editing-cycles>
    <meta:document-statistic meta:table-count="0" meta:image-count="0" meta:object-count="0" meta:page-count="1" meta:paragraph-count="11" meta:word-count="24" meta:character-count="308"/>
  </office:meta>
</office:document-meta>
</file>